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rsid="0015685e" officeooo:paragraph-rsid="0015685e" style:font-size-asian="8pt" style:font-size-complex="8pt"/>
    </style:style>
    <style:style style:name="P3" style:family="paragraph" style:parent-style-name="Standard">
      <style:text-properties fo:font-size="8pt" fo:font-weight="bold" officeooo:rsid="0015685e" officeooo:paragraph-rsid="0015685e" style:font-size-asian="8pt" style:font-weight-asian="bold" style:font-size-complex="8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8pt" style:font-size-asian="8pt" style:font-size-complex="8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fo:font-size="8pt" style:font-size-asian="8pt" style:font-size-complex="8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T1" style:family="text">
      <style:text-properties fo: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<text:span text:style-name="T1"> </text:span>1<text:span text:style-name="T1"> <text:s/></text:span>check<text:span text:style-name="T1"> </text:span>that<text:span text:style-name="T1"> </text:span>you<text:span text:style-name="T1"> </text:span>can<text:span text:style-name="T1"> </text:span>run<text:span text:style-name="T1"> </text:span>a<text:span text:style-name="T1"> </text:span>simulation</text:p>
      <text:p text:style-name="P8"><text:span text:style-name="T1"><text:s text:c="8"/></text:span>$<text:span text:style-name="T1"> </text:span>spin<text:span text:style-name="T1"> </text:span>hello.pml</text:p>
      <text:p text:style-name="P8"><text:span text:style-name="T1"><text:s text:c="16"/></text:span>passed<text:span text:style-name="T1"> </text:span>first<text:span text:style-name="T1"> </text:span>test!</text:p>
      <text:p text:style-name="P8"><text:span text:style-name="T1"><text:s text:c="8"/></text:span>1<text:span text:style-name="T1"> </text:span>process<text:span text:style-name="T1"> </text:span>created</text:p>
      <text:p text:style-name="P1"/>
      <text:p text:style-name="P5">test<text:span text:style-name="T1"> </text:span>2<text:span text:style-name="T1"> <text:s/></text:span>a<text:span text:style-name="T1"> </text:span>basic<text:span text:style-name="T1"> </text:span>reachability<text:span text:style-name="T1"> </text:span>check<text:span text:style-name="T1"> </text:span>(safety)</text:p>
      <text:p text:style-name="P5"><text:span text:style-name="T1"><text:s text:c="8"/></text:span>(Spin<text:span text:style-name="T1"> </text:span>Version<text:span text:style-name="T1"> </text:span>6.0.0<text:span text:style-name="T1"> </text:span>--<text:span text:style-name="T1"> </text:span>18<text:span text:style-name="T1"> </text:span>September<text:span text:style-name="T1"> </text:span>2010)</text:p>
      <text:p text:style-name="P8"><text:span text:style-name="T1"><text:s text:c="8"/></text:span>Full<text:span text:style-name="T1"> </text:span>statespace<text:span text:style-name="T1"> </text:span>search<text:span text:style-name="T1"> </text:span>for:</text:p>
      <text:p text:style-name="P8"><text:span text:style-name="T1"><text:s text:c="16"/></text:span>never-claim<text:span text:style-name="T1"> <text:s text:c="12"/></text:span>-<text:span text:style-name="T1"> </text:span>(none<text:span text:style-name="T1"> </text:span>specified)</text:p>
      <text:p text:style-name="P8"><text:span text:style-name="T1"><text:s text:c="16"/></text:span>assertion<text:span text:style-name="T1"> </text:span>violations<text:span text:style-name="T1"> <text:s text:c="3"/></text:span>+</text:p>
      <text:p text:style-name="P8"><text:span text:style-name="T1"><text:s text:c="16"/></text:span>acceptance<text:span text:style-name="T1"> <text:s text:c="2"/></text:span>cycles<text:span text:style-name="T1"> <text:s text:c="4"/></text:span>-<text:span text:style-name="T1"> </text:span>(not<text:span text:style-name="T1"> </text:span>selected)</text:p>
      <text:p text:style-name="P8"><text:span text:style-name="T1"><text:s text:c="16"/></text:span>invalid<text:span text:style-name="T1"> </text:span>endstates<text:span text:style-name="T1"> <text:s text:c="6"/></text:span>+</text:p>
      <text:p text:style-name="P1"/>
      <text:p text:style-name="P5">test<text:span text:style-name="T1"> </text:span>3<text:span text:style-name="T1"> <text:s/></text:span>cycle<text:span text:style-name="T1"> </text:span>detection<text:span text:style-name="T1"> </text:span>check<text:span text:style-name="T1"> </text:span>(liveness):</text:p>
      <text:p text:style-name="P8"><text:span text:style-name="T1"><text:s text:c="8"/></text:span>(Spin<text:span text:style-name="T1"> </text:span>Version<text:span text:style-name="T1"> </text:span>6.0.0<text:span text:style-name="T1"> </text:span>--<text:span text:style-name="T1"> </text:span>18<text:span text:style-name="T1"> </text:span>September<text:span text:style-name="T1"> </text:span>2010)</text:p>
      <text:p text:style-name="P8"><text:span text:style-name="T1"><text:s text:c="8"/></text:span>Warning:<text:span text:style-name="T1"> </text:span>Search<text:span text:style-name="T1"> </text:span>not<text:span text:style-name="T1"> </text:span>completed</text:p>
      <text:p text:style-name="P7"><text:s text:c="8"/></text:p>
      <text:p text:style-name="P8"><text:span text:style-name="T1"><text:s text:c="8"/></text:span>Full<text:span text:style-name="T1"> </text:span>statespace<text:span text:style-name="T1"> </text:span>search<text:span text:style-name="T1"> </text:span>for:</text:p>
      <text:p text:style-name="P8"><text:span text:style-name="T1"><text:s text:c="16"/></text:span>never-claim<text:span text:style-name="T1"> <text:s text:c="12"/></text:span>-<text:span text:style-name="T1"> </text:span>(none<text:span text:style-name="T1"> </text:span>specified)</text:p>
      <text:p text:style-name="P8"><text:span text:style-name="T1"><text:s text:c="16"/></text:span>assertion<text:span text:style-name="T1"> </text:span>violations<text:span text:style-name="T1"> <text:s text:c="3"/></text:span>+</text:p>
      <text:p text:style-name="P8">&gt;<text:span text:style-name="T1"> <text:s text:c="14"/></text:span>acceptance<text:span text:style-name="T1"> <text:s text:c="2"/></text:span>cycles<text:span text:style-name="T1"> <text:s text:c="4"/></text:span>+<text:span text:style-name="T1"> </text:span>(fairness<text:span text:style-name="T1"> </text:span>disabled)</text:p>
      <text:p text:style-name="P8"><text:span text:style-name="T1"><text:s text:c="16"/></text:span>invalid<text:span text:style-name="T1"> </text:span>endstates<text:span text:style-name="T1"> <text:s text:c="6"/></text:span>+</text:p>
      <text:p text:style-name="P1"/>
      <text:p text:style-name="P5">test<text:span text:style-name="T1"> </text:span>4<text:span text:style-name="T1"> <text:s/></text:span>guided<text:span text:style-name="T1"> </text:span>simulation<text:span text:style-name="T1"> </text:span>check<text:span text:style-name="T1"> </text:span>(playback<text:span text:style-name="T1"> </text:span>the<text:span text:style-name="T1"> </text:span>error<text:span text:style-name="T1"> </text:span>trail<text:span text:style-name="T1"> </text:span>found<text:span text:style-name="T1"> </text:span>in<text:span text:style-name="T1"> </text:span>test<text:span text:style-name="T1"> </text:span>3)</text:p>
      <text:p text:style-name="P8"><text:span text:style-name="T1"><text:s text:c="8"/></text:span>$<text:span text:style-name="T1"> </text:span>spin<text:span text:style-name="T1"> </text:span>-t<text:span text:style-name="T1"> </text:span>-p<text:span text:style-name="T1"> </text:span>loops.pml<text:span text:style-name="T1"> <text:s/></text:span>#<text:span text:style-name="T1"> </text:span>guided<text:span text:style-name="T1"> </text:span>simulation<text:span text:style-name="T1"> </text:span>for<text:span text:style-name="T1"> </text:span>the<text:span text:style-name="T1"> </text:span>error-cycle</text:p>
      <text:p text:style-name="P1"/>
      <text:p text:style-name="P5">test<text:span text:style-name="T1"> </text:span>5<text:span text:style-name="T1"> <text:s/></text:span>try<text:span text:style-name="T1"> </text:span>to<text:span text:style-name="T1"> </text:span>find<text:span text:style-name="T1"> </text:span>a<text:span text:style-name="T1"> </text:span>cycle<text:span text:style-name="T1"> </text:span>that<text:span text:style-name="T1"> </text:span>avoids<text:span text:style-name="T1"> </text:span>the<text:span text:style-name="T1"> </text:span>progress<text:span text:style-name="T1"> </text:span>labels<text:span text:style-name="T1"> </text:span>(there<text:span text:style-name="T1"> </text:span>are<text:span text:style-name="T1"> </text:span>none)</text:p>
      <text:p text:style-name="P8"><text:span text:style-name="T1"><text:s text:c="8"/></text:span>(Spin<text:span text:style-name="T1"> </text:span>Version<text:span text:style-name="T1"> </text:span>6.0.0<text:span text:style-name="T1"> </text:span>--<text:span text:style-name="T1"> </text:span>18<text:span text:style-name="T1"> </text:span>September<text:span text:style-name="T1"> </text:span>2010)</text:p>
      <text:p text:style-name="P7"><text:s text:c="8"/></text:p>
      <text:p text:style-name="P8"><text:span text:style-name="T1"><text:s text:c="8"/></text:span>Full<text:span text:style-name="T1"> </text:span>statespace<text:span text:style-name="T1"> </text:span>search<text:span text:style-name="T1"> </text:span>for:</text:p>
      <text:p text:style-name="P8"><text:span text:style-name="T1"><text:s text:c="16"/></text:span>never<text:span text:style-name="T1"> </text:span>claim<text:span text:style-name="T1"> <text:s text:c="12"/></text:span>+</text:p>
      <text:p text:style-name="P8"><text:span text:style-name="T1"><text:s text:c="16"/></text:span>assertion<text:span text:style-name="T1"> </text:span>violations<text:span text:style-name="T1"> <text:s text:c="3"/></text:span>+<text:span text:style-name="T1"> </text:span>(if<text:span text:style-name="T1"> </text:span>within<text:span text:style-name="T1"> </text:span>scope<text:span text:style-name="T1"> </text:span>of<text:span text:style-name="T1"> </text:span>claim)</text:p>
      <text:p text:style-name="P8"><text:span text:style-name="T1"><text:s text:c="16"/></text:span>non-progress<text:span text:style-name="T1"> </text:span>cycles<text:span text:style-name="T1"> <text:s text:c="4"/></text:span>+<text:span text:style-name="T1"> </text:span>(fairness<text:span text:style-name="T1"> </text:span>disabled)</text:p>
      <text:p text:style-name="P8"><text:span text:style-name="T1"><text:s text:c="16"/></text:span>invalid<text:span text:style-name="T1"> </text:span>end<text:span text:style-name="T1"> </text:span>states<text:span text:style-name="T1"> <text:s text:c="5"/></text:span>-<text:span text:style-name="T1"> </text:span>(disabled<text:span text:style-name="T1"> </text:span>by<text:span text:style-name="T1"> </text:span>never<text:span text:style-name="T1"> </text:span>claim)</text:p>
      <text:p text:style-name="P1"/>
      <text:p text:style-name="P5">test<text:span text:style-name="T1"> </text:span>6:<text:span text:style-name="T1"> </text:span>check<text:span text:style-name="T1"> </text:span>partial<text:span text:style-name="T1"> </text:span>order<text:span text:style-name="T1"> </text:span>reduction<text:span text:style-name="T1"> </text:span>algorithm<text:span text:style-name="T1"> </text:span>--<text:span text:style-name="T1"> </text:span>first<text:span text:style-name="T1"> </text:span>disable<text:span text:style-name="T1"> </text:span>it</text:p>
      <text:p text:style-name="P8"><text:span text:style-name="T1"><text:s text:c="8"/></text:span>$<text:span text:style-name="T1"> </text:span>spin<text:span text:style-name="T1"> </text:span>-a<text:span text:style-name="T1"> </text:span>leader0.pml<text:span text:style-name="T1"> <text:s text:c="2"/></text:span>#<text:span text:style-name="T1"> </text:span>note<text:span text:style-name="T1"> </text:span>leader0.pml<text:span text:style-name="T1"> </text:span>not<text:span text:style-name="T1"> </text:span>leader.pml</text:p>
      <text:p text:style-name="P5"><text:span text:style-name="T1"><text:s text:c="8"/></text:span>(Spin<text:span text:style-name="T1"> </text:span>Version<text:span text:style-name="T1"> </text:span>6.0.0<text:span text:style-name="T1"> </text:span>--<text:span text:style-name="T1"> </text:span>18<text:span text:style-name="T1"> </text:span>September<text:span text:style-name="T1"> </text:span>2010)</text:p>
      <text:p text:style-name="P8"><text:span text:style-name="T1"><text:s text:c="8"/></text:span>Full<text:span text:style-name="T1"> </text:span>statespace<text:span text:style-name="T1"> </text:span>search<text:span text:style-name="T1"> </text:span>for:</text:p>
      <text:p text:style-name="P8"><text:span text:style-name="T1"><text:s text:c="16"/></text:span>never<text:span text:style-name="T1"> </text:span>claim<text:span text:style-name="T1"> <text:s text:c="12"/></text:span>-<text:span text:style-name="T1"> </text:span>(not<text:span text:style-name="T1"> </text:span>selected)</text:p>
      <text:p text:style-name="P8"><text:span text:style-name="T1"><text:s text:c="16"/></text:span>assertion<text:span text:style-name="T1"> </text:span>violations<text:span text:style-name="T1"> <text:s text:c="3"/></text:span>+</text:p>
      <text:p text:style-name="P8"><text:span text:style-name="T1"><text:s text:c="16"/></text:span>cycle<text:span text:style-name="T1"> </text:span>checks<text:span text:style-name="T1"> <text:s text:c="11"/></text:span>-<text:span text:style-name="T1"> </text:span>(disabled<text:span text:style-name="T1"> </text:span>by<text:span text:style-name="T1"> </text:span>-DSAFETY)</text:p>
      <text:p text:style-name="P8"><text:span text:style-name="T1"><text:s text:c="16"/></text:span>invalid<text:span text:style-name="T1"> </text:span>end<text:span text:style-name="T1"> </text:span>states<text:span text:style-name="T1"> <text:s text:c="5"/></text:span>+</text:p>
      <text:p text:style-name="P1"/>
      <text:p text:style-name="P5">test<text:span text:style-name="T1"> </text:span>6b:<text:span text:style-name="T1"> </text:span>now<text:span text:style-name="T1"> </text:span>leave<text:span text:style-name="T1"> </text:span>p.o.<text:span text:style-name="T1"> </text:span>reduction<text:span text:style-name="T1"> </text:span>enabled<text:span text:style-name="T1"> </text:span>(i.e.,<text:span text:style-name="T1"> </text:span>do<text:span text:style-name="T1"> </text:span>not<text:span text:style-name="T1"> </text:span>disable<text:span text:style-name="T1"> </text:span>it)</text:p>
      <text:p text:style-name="P8"><text:span text:style-name="T1"><text:s text:c="8"/></text:span>(Spin<text:span text:style-name="T1"> </text:span>Version<text:span text:style-name="T1"> </text:span>6.0.0<text:span text:style-name="T1"> </text:span>--<text:span text:style-name="T1"> </text:span>18<text:span text:style-name="T1"> </text:span>September<text:span text:style-name="T1"> </text:span>2010)</text:p>
      <text:p text:style-name="P8"><text:span text:style-name="T1"><text:s text:c="16"/></text:span>+<text:span text:style-name="T1"> </text:span>Partial<text:span text:style-name="T1"> </text:span>Order<text:span text:style-name="T1"> </text:span>Reduction</text:p>
      <text:p text:style-name="P7"><text:s text:c="8"/></text:p>
      <text:p text:style-name="P8"><text:span text:style-name="T1"><text:s text:c="8"/></text:span>Full<text:span text:style-name="T1"> </text:span>statespace<text:span text:style-name="T1"> </text:span>search<text:span text:style-name="T1"> </text:span>for:</text:p>
      <text:p text:style-name="P8"><text:span text:style-name="T1"><text:s text:c="16"/></text:span>never<text:span text:style-name="T1"> </text:span>claim<text:span text:style-name="T1"> <text:s text:c="12"/></text:span>-<text:span text:style-name="T1"> </text:span>(not<text:span text:style-name="T1"> </text:span>selected)</text:p>
      <text:p text:style-name="P8"><text:span text:style-name="T1"><text:s text:c="16"/></text:span>assertion<text:span text:style-name="T1"> </text:span>violations<text:span text:style-name="T1"> <text:s text:c="3"/></text:span>+</text:p>
      <text:p text:style-name="P8"><text:span text:style-name="T1"><text:s text:c="16"/></text:span>cycle<text:span text:style-name="T1"> </text:span>checks<text:span text:style-name="T1"> <text:s text:c="11"/></text:span>-<text:span text:style-name="T1"> </text:span>(disabled<text:span text:style-name="T1"> </text:span>by<text:span text:style-name="T1"> </text:span>-DSAFETY)</text:p>
      <text:p text:style-name="P8"><text:span text:style-name="T1"><text:s text:c="16"/></text:span>invalid<text:span text:style-name="T1"> </text:span>end<text:span text:style-name="T1"> </text:span>states<text:span text:style-name="T1"> <text:s text:c="5"/></text:span>+</text:p>
      <text:p text:style-name="P1"/>
      <text:p text:style-name="P3">Здесь показать Automata View и message sequence</text:p>
      <text:p text:style-name="P2"/>
      <text:p text:style-name="P5">test<text:span text:style-name="T1"> </text:span>7<text:span text:style-name="T1"> <text:s/></text:span>check<text:span text:style-name="T1"> </text:span>random<text:span text:style-name="T1"> </text:span>number<text:span text:style-name="T1"> </text:span>generator</text:p>
      <text:p text:style-name="P8"><text:span text:style-name="T1"><text:s text:c="8"/></text:span>$<text:span text:style-name="T1"> </text:span>spin<text:span text:style-name="T1"> </text:span>-o6<text:span text:style-name="T1"> </text:span>-p<text:span text:style-name="T1"> </text:span>-g<text:span text:style-name="T1"> </text:span>-u10000<text:span text:style-name="T1"> </text:span>priorities.pml<text:span text:style-name="T1"> </text:span>#<text:span text:style-name="T1"> </text:span>runs<text:span text:style-name="T1"> </text:span>10000<text:span text:style-name="T1"> </text:span>steps</text:p>
      <text:p text:style-name="P1"/>
      <text:p text:style-name="P5">test<text:span text:style-name="T1"> </text:span>8<text:span text:style-name="T1"> <text:s/></text:span>test<text:span text:style-name="T1"> </text:span>the<text:span text:style-name="T1"> </text:span>generation<text:span text:style-name="T1"> </text:span>of<text:span text:style-name="T1"> </text:span>never<text:span text:style-name="T1"> </text:span>claims<text:span text:style-name="T1"> </text:span>from<text:span text:style-name="T1"> </text:span>LTL<text:span text:style-name="T1"> </text:span>formulae:</text:p>
      <text:p text:style-name="P8"><text:span text:style-name="T1"><text:s text:c="8"/></text:span>$<text:span text:style-name="T1"> </text:span>spin<text:span text:style-name="T1"> </text:span>-f<text:span text:style-name="T1"> </text:span>"[]<text:span text:style-name="T1"> </text:span>(<text:span text:style-name="T1"> </text:span>p<text:span text:style-name="T1"> </text:span>U<text:span text:style-name="T1"> </text:span>(<text:span text:style-name="T1"> </text:span>&lt;&gt;<text:span text:style-name="T1"> </text:span>q<text:span text:style-name="T1"> </text:span>))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1:49:35.502239573</meta:creation-date>
    <meta:generator>LibreOffice/4.3.7.2$Linux_X86_64 LibreOffice_project/430m0$Build-2</meta:generator>
    <dc:date>2015-09-18T11:57:48.274249890</dc:date>
    <meta:editing-duration>PT8M12S</meta:editing-duration>
    <meta:editing-cycles>5</meta:editing-cycles>
    <meta:document-statistic meta:table-count="0" meta:image-count="0" meta:object-count="0" meta:page-count="1" meta:paragraph-count="52" meta:word-count="302" meta:character-count="2440" meta:non-whitespace-character-count="1527"/>
  </office:meta>
</office:document-meta>
</file>